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31d85"/>
    </style:style>
    <style:style style:name="P2" style:family="paragraph" style:parent-style-name="Standard" style:list-style-name="L2"/>
    <style:style style:name="P3" style:family="paragraph" style:parent-style-name="Standard" style:list-style-name="L2">
      <style:text-properties officeooo:paragraph-rsid="00031d85"/>
    </style:style>
    <style:style style:name="T1" style:family="text">
      <style:text-properties officeooo:rsid="00031d8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RT networks follow both supervised and unsupervised algorithms.</text:p>
      <text:list xml:id="list3085342594" text:style-name="L2">
        <text:list-item>
          <text:p text:style-name="P3">The unsupervised ART <text:span text:style-name="T1">i</text:span>s to many iterative named as ART1, ART2 , ART3, . . and are similar clustering algorithms and "closer" are modified by introducing where the the terms "nearest" concept of "resonance". Resonance is just a matter of being within a certain threshold of a second similarity measure.</text:p>
        </text:list-item>
        <text:list-item>
          <text:p text:style-name="P2">The supervised ART algorithms that are named with the suffix "MAP",</text:p>
          <text:p text:style-name="P2">as ARTMAP. Here the algorithms cluster both the inputs and targets and associate two sets of cluster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0T19:13:57.930435412</meta:creation-date>
    <meta:generator>LibreOffice/6.0.7.3$Linux_X86_64 LibreOffice_project/00m0$Build-3</meta:generator>
    <dc:date>2019-10-10T19:18:07.978820810</dc:date>
    <meta:editing-duration>PT4M19S</meta:editing-duration>
    <meta:editing-cycles>1</meta:editing-cycles>
    <meta:document-statistic meta:table-count="0" meta:image-count="0" meta:object-count="0" meta:page-count="1" meta:paragraph-count="4" meta:word-count="89" meta:character-count="537" meta:non-whitespace-character-count="455"/>
  </office:meta>
</office:document-meta>
</file>